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8c6" officeooo:paragraph-rsid="000cd8c6"/>
    </style:style>
    <style:style style:name="P2" style:family="paragraph" style:parent-style-name="Standard">
      <style:text-properties officeooo:paragraph-rsid="000cd8c6"/>
    </style:style>
    <style:style style:name="P3" style:family="paragraph" style:parent-style-name="Standard">
      <style:text-properties officeooo:rsid="000d5d9a" officeooo:paragraph-rsid="000d5d9a"/>
    </style:style>
    <style:style style:name="T1" style:family="text">
      <style:text-properties officeooo:rsid="000cd8c6"/>
    </style:style>
    <style:style style:name="T2" style:family="text">
      <style:text-properties officeooo:rsid="000e61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MM – Task Management &amp; Monitoring</text:p>
      <text:p text:style-name="P1"/>
      <text:h text:style-name="Heading_20_1" text:outline-level="1">Ziele und Abgrenzung</text:h>
      <text:p text:style-name="P1">Aufgabe des Task Managements ist es, Einzeltermine oder periodische Termine zu erfassen und zu überwachen. Es ist nicht Ziel dieses Programms ein Dokumenten Management oder ein Workflow System zu ersetzen. Bei einem Dokumenten Management System stehen die Dokumente im Zentrum und es sind optional Termine zugeordnet. Bei einem Workflow System gibt es im Allgemeinen nicht einfach nur einen Termin, sondern es handelt sich üblicherweise um eine komplette Prozesskette.</text:p>
      <text:h text:style-name="Heading_20_1" text:outline-level="1">Realisierung</text:h>
      <text:p text:style-name="P1">Das System soll klein und handlich bleiben damit es ohne größeren Schulungsaufwand installiert und administriert werden kann. In der ersten Version ist es für den Desktop Browser erstellt, es ist aber ein weiteres Ziel, es auch auf mobilen Geräten lauffähig zu machen. Weiterhin ist es geplant, es zu einem späteren Termin zu internationalisieren. <text:span text:style-name="T2">Aus diesem Grund sind die Entwickerdokumentationen auf Englisch gehalten.</text:span></text:p>
      <text:p text:style-name="P2"><text:span text:style-name="T1">Da es ein einfaches System bleiben soll, wurde auf den Einsatz komplexer Frameworks – insbesondere auf der JavaScript Seite – verzichtet. Diese neigen dazu, nach wenigen Jahren eingestellt zu werden oder bekommen nicht kompatible Updates. Das kann zu einem erheblichen Wartungsaufwand in der Zukunft führen. Aktuelles html und css sind so leistungsfähig, dass man damit auch ein ordentliches User Interface in überschaubarer Zeit erstellen kann wenn man auf modisches Schnickschnack verzichtet.</text:span></text:p>
      <text:p text:style-name="P3">Für eine einfache Installation wurde darauf geachtet, dass sich das System alle Datenbankstrukturen beim ersten Start selber einrichtet. Updates nehmen automatisch die benötigten Erweiterungen um zusätzliche Tabellen oder Spalten vor. Zur Installation wird nur ein Application Server, z.B. ein Tomcat, sowie eine PostgreSql Datenbank benöti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801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2T10:48:08.081827926</meta:creation-date>
    <dc:date>2023-12-22T11:05:22.684003442</dc:date>
    <meta:editing-duration>PT5M44S</meta:editing-duration>
    <meta:editing-cycles>3</meta:editing-cycles>
    <meta:generator>LibreOffice/6.4.7.2$Linux_X86_64 LibreOffice_project/40$Build-2</meta:generator>
    <meta:document-statistic meta:table-count="0" meta:image-count="0" meta:object-count="0" meta:page-count="1" meta:paragraph-count="7" meta:word-count="253" meta:character-count="1794" meta:non-whitespace-character-count="1544"/>
  </office:meta>
</office:document-meta>
</file>